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fo:font-weight="bold" style:font-weight-asian="bold" style:font-weight-complex="bold"/>
    </style:style>
    <style:style style:name="P6" style:family="paragraph" style:parent-style-name="Standard">
      <style:paragraph-properties fo:text-align="start" style:justify-single-word="false"/>
      <style:text-properties style:font-name="Courier 10 Pitch" fo:font-size="12pt" fo:font-weight="normal" style:font-size-asian="10.5pt" style:font-weight-asian="normal" style:font-size-complex="12pt" style:font-weight-complex="normal"/>
    </style:style>
    <style:style style:name="P7" style:family="paragraph" style:parent-style-name="Standard">
      <style:paragraph-properties fo:text-align="center" style:justify-single-word="false"/>
      <style:text-properties style:font-name="Courier 10 Pitch" fo:font-size="12pt" fo:font-weight="normal"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Liberation Serif" fo:font-size="12pt" fo:font-weight="normal"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Liberation Serif" fo:font-size="12pt" fo:font-weight="bold" style:font-size-asian="10.5pt" style:font-weight-asian="bold" style:font-size-complex="12pt" style:font-weight-complex="bold"/>
    </style:style>
    <style:style style:name="P10" style:family="paragraph" style:parent-style-name="Standard">
      <style:paragraph-properties fo:text-align="start" style:justify-single-word="false"/>
    </style:style>
    <style:style style:name="P11" style:family="paragraph" style:parent-style-name="Standard" style:list-style-name="L5">
      <style:paragraph-properties fo:text-align="start" style:justify-single-word="false"/>
    </style:style>
    <style:style style:name="P12" style:family="paragraph" style:parent-style-name="Standard" style:list-style-name="L6">
      <style:paragraph-properties fo:text-align="start" style:justify-single-word="false"/>
    </style:style>
    <style:style style:name="P13"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14" style:family="paragraph" style:parent-style-name="Standard" style:list-style-name="L2">
      <style:paragraph-properties fo:text-align="start" style:justify-single-word="false"/>
      <style:text-properties fo:font-size="12pt" fo:font-weight="bold" style:font-size-asian="10.5pt" style:font-weight-asian="bold" style:font-size-complex="12pt" style:font-weight-complex="bold"/>
    </style:style>
    <style:style style:name="P15" style:family="paragraph" style:parent-style-name="Standard" style:list-style-name="L6">
      <style:paragraph-properties fo:text-align="start" style:justify-single-word="false"/>
      <style:text-properties fo:font-size="12pt" fo:font-weight="bold" style:font-size-asian="10.5pt" style:font-weight-asian="bold" style:font-size-complex="12pt" style:font-weight-complex="bold"/>
    </style:style>
    <style:style style:name="P16" style:family="paragraph" style:parent-style-name="Standard" style:list-style-name="L3">
      <style:paragraph-properties fo:text-align="start" style:justify-single-word="false"/>
      <style:text-properties fo:font-size="12pt" fo:font-weight="normal" style:font-size-asian="10.5pt" style:font-weight-asian="normal" style:font-size-complex="12pt" style:font-weight-complex="normal"/>
    </style:style>
    <style:style style:name="P17" style:family="paragraph" style:parent-style-name="Standard" style:list-style-name="L6">
      <style:paragraph-properties fo:text-align="start" style:justify-single-word="false"/>
      <style:text-properties fo:font-size="12pt" fo:font-weight="normal" style:font-size-asian="10.5pt" style:font-weight-asian="normal" style:font-size-complex="12pt" style:font-weight-complex="normal"/>
    </style:style>
    <style:style style:name="P18" style:family="paragraph" style:parent-style-name="Standard" style:list-style-name="L3">
      <style:paragraph-properties fo:text-align="start" style:justify-single-word="false"/>
      <style:text-properties style:font-name="Courier 10 Pitch" fo:font-size="12pt" fo:font-weight="normal" style:font-size-asian="10.5pt" style:font-weight-asian="normal" style:font-size-complex="12pt" style:font-weight-complex="normal"/>
    </style:style>
    <style:style style:name="P19" style:family="paragraph" style:parent-style-name="Standard" style:list-style-name="L6">
      <style:paragraph-properties fo:text-align="center" style:justify-single-word="false"/>
      <style:text-properties style:font-name="Courier 10 Pitch" fo:font-size="12pt" fo:font-weight="normal" style:font-size-asian="10.5pt" style:font-weight-asian="normal" style:font-size-complex="12pt" style:font-weight-complex="normal"/>
    </style:style>
    <style:style style:name="P20" style:family="paragraph" style:parent-style-name="Standard" style:list-style-name="L5">
      <style:paragraph-properties fo:text-align="center" style:justify-single-word="false"/>
      <style:text-properties style:font-name="Courier 10 Pitch"/>
    </style:style>
    <style:style style:name="P21" style:family="paragraph" style:parent-style-name="Standard" style:list-style-name="L4">
      <style:paragraph-properties fo:text-align="start" style:justify-single-word="false"/>
      <style:text-properties fo:font-weight="bold" style:font-weight-asian="bold" style:font-weight-complex="bold"/>
    </style:style>
    <style:style style:name="P22" style:family="paragraph" style:parent-style-name="Standard" style:list-style-name="L5">
      <style:paragraph-properties fo:text-align="center" style:justify-single-word="false"/>
    </style:style>
    <style:style style:name="P23" style:family="paragraph" style:parent-style-name="Standard" style:list-style-name="L5">
      <style:paragraph-properties fo:text-align="start" style:justify-single-word="false"/>
      <style:text-properties style:font-name="Liberation Serif"/>
    </style:style>
    <style:style style:name="P24" style:family="paragraph" style:parent-style-name="Standard" style:list-style-name="L6">
      <style:paragraph-properties fo:text-align="start" style:justify-single-word="false"/>
      <style:text-properties style:font-name="Liberation Serif" fo:font-size="12pt" fo:font-weight="normal" style:font-size-asian="10.5pt" style:font-weight-asian="normal" style:font-size-complex="12pt" style:font-weight-complex="normal"/>
    </style:style>
    <style:style style:name="P25" style:family="paragraph">
      <style:paragraph-properties fo:text-align="center"/>
    </style:style>
    <style:style style:name="T1" style:family="text">
      <style:text-properties fo:font-size="12pt" fo:font-weight="bold" style:font-size-asian="10.5pt" style:font-weight-asian="bold" style:font-size-complex="12pt" style:font-weight-complex="bold"/>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weight="bold" style:font-weight-asian="bold" style:font-weight-complex="bold"/>
    </style:style>
    <style:style style:name="T4" style:family="text">
      <style:text-properties officeooo:rsid="0011916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tomic hardware-primitives for synchronization</text:p>
      <text:p text:style-name="P2"/>
      <text:p text:style-name="P2">Why can't we have process<text:span text:style-name="T4">es</text:span> disable interrupts when entering critical-section? Wouldn't this solve the critical-section problem?</text:p>
      <text:p text:style-name="P4">On a multiprocessor system disabling interrupts on one processor would not stop another processor from accessing memory and entering the critical-section through a different processor at the same time.</text:p>
      <text:p text:style-name="P2"/>
      <text:p text:style-name="P2">Hardware-atomic-primitives</text:p>
      <text:p text:style-name="P3">Based on locking the shared memory bus. This will work for multi-processor systems.</text:p>
      <text:p text:style-name="P3"/>
      <text:list xml:id="list2007669224" text:style-name="L2">
        <text:list-item>
          <text:p text:style-name="P14">testAndSet(&amp;lock)</text:p>
        </text:list-item>
      </text:list>
      <text:list xml:id="list359440202" text:style-name="L3">
        <text:list-item>
          <text:list>
            <text:list-item>
              <text:p text:style-name="P16"><text:span text:style-name="T3">Atomically</text:span> does the equivalent of the below</text:p>
              <text:list>
                <text:list-header>
                  <text:p text:style-name="P18"><draw:rect text:anchor-type="paragraph" draw:z-index="0" draw:style-name="gr1" draw:text-style-name="P25" svg:width="2.9169in" svg:height="2.0732in" svg:x="0.6071in" svg:y="0.1189in"><text:p/></draw:rect></text:p>
                  <text:p text:style-name="P18">bool testAndSet(bool *lock)</text:p>
                  <text:p text:style-name="P18">{</text:p>
                  <text:list>
                    <text:list-header>
                      <text:p text:style-name="P18">if (*lock)</text:p>
                      <text:list>
                        <text:list-header>
                          <text:p text:style-name="P18">return TRUE;</text:p>
                        </text:list-header>
                      </text:list>
                    </text:list-header>
                  </text:list>
                </text:list-header>
              </text:list>
            </text:list-item>
          </text:list>
        </text:list-item>
      </text:list>
      <text:p text:style-name="P6"><text:tab/><text:tab/>else</text:p>
      <text:p text:style-name="P6"><text:tab/><text:tab/>{</text:p>
      <text:p text:style-name="P6"><text:tab/><text:tab/> <text:s text:c="2"/>*lock = TRUE;</text:p>
      <text:p text:style-name="P6"><text:tab/><text:tab/> <text:s text:c="2"/>return FALSE;</text:p>
      <text:p text:style-name="P6"><text:tab/><text:tab/>}</text:p>
      <text:p text:style-name="P6"><text:tab/> <text:s text:c="2"/>}</text:p>
      <text:p text:style-name="P6"/>
      <text:p text:style-name="P5"/>
      <text:list xml:id="list258856949" text:style-name="L4">
        <text:list-item>
          <text:list>
            <text:list-item>
              <text:p text:style-name="P21">Solution to critical-section problem</text:p>
            </text:list-item>
          </text:list>
        </text:list-item>
      </text:list>
      <text:list xml:id="list999790289" text:style-name="L5">
        <text:list-item>
          <text:list>
            <text:list-item>
              <text:p text:style-name="P11">Declare that I am waiting to access the critical-section</text:p>
            </text:list-item>
          </text:list>
          <text:p text:style-name="P20">waiting[i] = true;</text:p>
          <text:p text:style-name="P22"/>
          <text:list text:continue-numbering="true">
            <text:list-item>
              <text:p text:style-name="P11">Wait until either</text:p>
              <text:list>
                <text:list-item>
                  <text:p text:style-name="P11">Some <text:span text:style-name="T3">older</text:span> process who has just now exited the critical-section says that I can enter the critical-section or</text:p>
                </text:list-item>
                <text:list-item>
                  <text:p text:style-name="P11">The door is unlocked to the critical section by some other process who has just now exited the critical-section</text:p>
                </text:list-item>
              </text:list>
            </text:list-item>
          </text:list>
          <text:p text:style-name="P20">while (waiting[i] &amp;&amp; TestAndSet(&amp;lock));</text:p>
          <text:p text:style-name="P22"/>
          <text:list text:continue-numbering="true">
            <text:list-item>
              <text:p text:style-name="P11">Declare that I am no longer waiting and finish my work in the critical-sections</text:p>
            </text:list-item>
          </text:list>
          <text:p text:style-name="P20">waiting[i] = false;</text:p>
          <text:p text:style-name="P20">// critical-section</text:p>
          <text:p text:style-name="P20">// ...</text:p>
          <text:p text:style-name="P11"/>
          <text:list text:continue-numbering="true">
            <text:list-item>
              <text:p text:style-name="P11">Find the next process in the <text:span text:style-name="T3">order of their arrival</text:span>, who has declared an interest in entering the critical section</text:p>
            </text:list-item>
          </text:list>
          <text:p text:style-name="P20">j = (i + 1) % n;</text:p>
          <text:p text:style-name="P20">while((j != i) &amp;&amp; !waiting[j])</text:p>
          <text:list text:continue-numbering="true">
            <text:list-header>
              <text:p text:style-name="P20">j = (j + 1) % n;</text:p>
            </text:list-header>
          </text:list>
        </text:list-item>
      </text:list>
      <text:p text:style-name="P4"/>
      <text:list xml:id="list2037732849" text:continue-numbering="true" text:style-name="L5">
        <text:list-item>
          <text:list>
            <text:list-item>
              <text:p text:style-name="P11">If there are no such processes, unlock the door to the critical section</text:p>
            </text:list-item>
          </text:list>
          <text:p text:style-name="P20">if (j == i) lock = false;</text:p>
          <text:list text:continue-numbering="true">
            <text:list-header>
              <text:p text:style-name="P22"/>
            </text:list-header>
            <text:list-item>
              <text:p text:style-name="P11"><text:soft-page-break/>If there is such a process, ask it to enter the critical section thus handing the key over to it implicitly</text:p>
            </text:list-item>
          </text:list>
          <text:p text:style-name="P20">else waiting[j] = false;</text:p>
          <text:p text:style-name="P20"/>
          <text:list text:continue-numbering="true">
            <text:list-item>
              <text:p text:style-name="P23">The key feature of the above algorithm is that a process blocks on the AND of the critical section being locked and that this process is in the waiting state. When exiting a critical section, the exiting process does not just unlock the critical section and let the other processes have a free-for-all trying to get in. Rather it first looks in an orderly progression ( starting with the next process on the list ) for a process that has been waiting, and if it finds one, then it releases that particular process from its waiting state, without unlocking the critical section, thereby allowing a specific process into the critical section while continuing to block all the others. Only if there are no other processes currently waiting is the general lock removed, allowing the next process to come along access to the critical section.</text:p>
            </text:list-item>
          </text:list>
        </text:list-item>
      </text:list>
      <text:p text:style-name="P3"/>
      <text:list xml:id="list794321649" text:style-name="L6">
        <text:list-item>
          <text:list>
            <text:list-item>
              <text:p text:style-name="P15">swap(&amp;lock, &amp;key)</text:p>
              <text:list>
                <text:list-item>
                  <text:p text:style-name="P12"><text:span text:style-name="T1">Atomically</text:span><text:span text:style-name="T2"> does the equivalent of a swap</text:span></text:p>
                </text:list-item>
                <text:list-item>
                  <text:p text:style-name="P17">Can use</text:p>
                  <text:p text:style-name="P19">key = true;</text:p>
                  <text:p text:style-name="P19">while(waiting[i] &amp;&amp; key) <text:s/>swap(&amp;lock, &amp;key)</text:p>
                  <text:p text:style-name="P24">in the above solution instead of</text:p>
                </text:list-item>
              </text:list>
            </text:list-item>
          </text:list>
          <text:p text:style-name="P19">while (waiting[i] &amp;&amp; TestAndSet(&amp;lock));</text:p>
        </text:list-item>
      </text:list>
      <text:p text:style-name="P7"/>
      <text:p text:style-name="P7"/>
      <text:p text:style-name="P9">Do applications use the hardware-atomic-primitives directly?</text:p>
      <text:p text:style-name="P8">No. It will be difficult programming for applications to directly use them. Applications use semaphores(Offered by the OS) or monitors(Offered as programming language constructs) to avoid race-condi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mpa </meta:initial-creator>
    <meta:creation-date>2011-09-19T18:42:14</meta:creation-date>
    <dc:date>2013-01-21T18:02:20</dc:date>
    <dc:creator>Kempa </dc:creator>
    <meta:editing-duration>PT2H47M31S</meta:editing-duration>
    <meta:editing-cycles>17</meta:editing-cycles>
    <meta:generator>LibreOffice/3.6$Linux_x86 LibreOffice_project/360m1$Build-2</meta:generator>
    <meta:document-statistic meta:table-count="0" meta:image-count="0" meta:object-count="0" meta:page-count="2" meta:paragraph-count="46" meta:word-count="492" meta:character-count="2885" meta:non-whitespace-character-count="2451"/>
  </office:meta>
</office:document-meta>
</file>